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3530000058A843326D3.png"/>
  <manifest:file-entry manifest:media-type="image/png" manifest:full-path="Pictures/1000020100000445000005899402142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DejaVu Sans Condensed1" svg:font-family="'DejaVu Sans Condensed'" style:font-family-generic="swiss"/>
    <style:font-face style:name="Garamond" svg:font-family="Garamond" style:font-adornments="Predeterminado" style:font-family-generic="roman" style:font-pitch="variable"/>
    <style:font-face style:name="Liberation Serif" svg:font-family="'Liberation Serif'" style:font-adornments="Predeterminado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Table_20_Contents">
      <style:text-properties fo:font-size="18pt" style:font-size-asian="18pt" style:font-size-complex="18pt"/>
    </style:style>
    <style:style style:name="P2" style:family="paragraph" style:parent-style-name="Table_20_Contents">
      <style:paragraph-properties fo:text-align="end" style:justify-single-word="false"/>
    </style:style>
    <style:style style:name="P3" style:family="paragraph" style:parent-style-name="Standard" style:master-page-name="autorizaTFG">
      <style:paragraph-properties style:page-number="auto"/>
    </style:style>
    <style:style style:name="P4" style:family="paragraph" style:parent-style-name="UBu_5f_Autoriza">
      <style:paragraph-properties fo:text-align="justify" style:justify-single-word="false"/>
    </style:style>
    <style:style style:name="P5" style:family="paragraph" style:parent-style-name="UBu_5f_Autoriza" style:master-page-name="autorizaTFG">
      <style:paragraph-properties fo:text-align="justify" style:justify-single-word="false" style:page-number="auto"/>
    </style:style>
    <style:style style:name="T1" style:family="text">
      <style:text-properties fo:font-size="18pt" style:font-size-asian="18pt"/>
    </style:style>
    <style:style style:name="T2" style:family="text">
      <style:text-properties fo:font-size="16pt" style:font-size-asian="16pt" style:font-size-complex="16pt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Marco3" text:anchor-type="paragraph" svg:x="1cm" svg:y="2.194cm" svg:width="13cm" draw:z-index="0"><draw:text-box fo:min-height="0.499cm"><text:p text:style-name="P5"><text:span text:style-name="UBu_5f_gr"><text:span text:style-name="T2">D. Carlos Pardo Aguilar, profesor del departamento de Ingeniería Civil, área de Lenguajes y Sistemas Informáticos.</text:span></text:span></text:p><text:p text:style-name="UBu_5f_Autoriza"><text:span text:style-name="UBu_5f_gr"><text:span text:style-name="T2"/></text:span></text:p><text:p text:style-name="UBu_5f_Autoriza"><text:span text:style-name="UBu_5f_gr"><text:span text:style-name="T2">Expone:</text:span></text:span></text:p><text:p text:style-name="UBu_5f_Autoriza"><text:span text:style-name="UBu_5f_gr"><text:span text:style-name="T2"/></text:span></text:p><text:p text:style-name="P4"><text:span text:style-name="UBu_5f_gr"><text:span text:style-name="T2">Que el alumno D. Rosana Arnáiz Vicario, con DNI 71308098W, ha realizado el Trabajo final del GºIng.Informática titulado: BlocklyToChapinToCFacil.</text:span></text:span></text:p><text:p text:style-name="UBu_5f_Autoriza"><text:span text:style-name="UBu_5f_gr"><text:span text:style-name="T2"/></text:span></text:p><text:p text:style-name="P4"><text:span text:style-name="UBu_5f_gr"><text:span text:style-name="T2">y que dicho trabajo ha sido realizado por el alumno bajo la dirección del que suscribe, en virtud de lo cual, Se autoriza su presentación y defensa.</text:span></text:span></text:p><text:p text:style-name="UBu_5f_Autoriza"><text:span text:style-name="UBu_5f_gr"><text:span text:style-name="T2"/></text:span></text:p><text:p text:style-name="UBu_5f_Pie_5f_Portada"><text:span text:style-name="UBu_5f_gr"><text:span text:style-name="T2">En Burgos a 14 de febrero de 2018</text:span></text:span></text:p><text:p text:style-name="UBu_5f_Pie_5f_Portada"><text:span text:style-name="UBu_5f_gr"><text:span text:style-name="T2"/></text:span></text:p><text:p text:style-name="UBu_5f_Pie_5f_Portada"><text:span text:style-name="UBu_5f_gr"><text:span text:style-name="T2"/></text:span></text:p><text:p text:style-name="UBu_5f_Pie_5f_Portada"><text:span text:style-name="UBu_5f_gr"><text:span text:style-name="T2"/></text:span></text:p><text:p text:style-name="UBu_5f_Pie_5f_Portada"><text:span text:style-name="UBu_5f_gr"><text:span text:style-name="T2"/></text:span></text:p><text:p text:style-name="UBu_5f_Pie_5f_Portada"><text:span text:style-name="UBu_5f_gr"><text:span text:style-name="T2"/></text:span></text:p><text:p text:style-name="UBu_5f_Pie_5f_Portada"><text:span text:style-name="UBu_5f_gr"><text:span text:style-name="T2">Carlos Pardo Aguilar</text:span>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DejaVu Sans Condensed1" svg:font-family="'DejaVu Sans Condensed'" style:font-family-generic="swiss"/>
    <style:font-face style:name="Garamond" svg:font-family="Garamond" style:font-adornments="Predeterminado" style:font-family-generic="roman" style:font-pitch="variable"/>
    <style:font-face style:name="Liberation Serif" svg:font-family="'Liberation Serif'" style:font-adornments="Predeterminado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roid Sans Fallback" style:font-size-asian="12pt" style:language-asian="zh" style:country-asian="CN" style:font-name-complex="DejaVu Sans Condensed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DejaVu Sans Condensed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DejaVu Sans Condensed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 Condensed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 Condensed1"/>
    </style:style>
    <style:style style:name="UBu_5f_Autoriza" style:display-name="UBu_Autoriza" style:family="paragraph" style:parent-style-name="Standard"/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UBu_5f_Pie_5f_Portada" style:display-name="UBu_Pie_Portada" style:family="paragraph" style:parent-style-name="Footer">
      <style:paragraph-properties fo:text-align="center" style:justify-single-word="false"/>
      <style:text-properties fo:font-size="20pt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UBu_5f_gr" style:display-name="UBu_gr" style:family="text">
      <style:text-properties fo:font-size="20pt" style:font-size-asian="10.5pt"/>
    </style:style>
    <style:style style:name="UBu_5f_Centro" style:display-name="UBu_Centro" style:family="text" style:parent-style-name="UBu_5f_gr">
      <style:text-properties fo:font-variant="small-caps" style:font-name="Liberation Serif" fo:font-size="20pt" style:font-size-asian="10.5pt"/>
    </style:style>
    <style:style style:name="UBu_5f_Universidad" style:display-name="UBu_Universidad" style:family="text" style:parent-style-name="UBu_5f_Centro">
      <style:text-properties fo:text-transform="uppercase" style:font-name="Garamond" fo:font-size="20pt" style:font-size-asian="10.5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3" style:family="table">
      <style:table-properties style:width="14.882cm" fo:margin-left="0.014cm" fo:margin-right="0.004cm" table:align="margins"/>
    </style:style>
    <style:style style:name="Tabla3.A" style:family="table-column">
      <style:table-column-properties style:column-width="2.085cm" style:rel-column-width="9181*"/>
    </style:style>
    <style:style style:name="Tabla3.B" style:family="table-column">
      <style:table-column-properties style:column-width="9.56cm" style:rel-column-width="42103*"/>
    </style:style>
    <style:style style:name="Tabla3.C" style:family="table-column">
      <style:table-column-properties style:column-width="3.237cm" style:rel-column-width="14251*"/>
    </style:style>
    <style:style style:name="Tabla3.A1" style:family="table-cell">
      <style:table-cell-properties fo:padding="0.097cm" fo:border="none"/>
    </style:style>
    <style:style style:name="Tabla3.B1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Table_20_Contents">
      <style:text-properties fo:font-size="18pt" style:font-size-asian="18pt" style:font-size-complex="18pt"/>
    </style:style>
    <style:style style:name="MP2" style:family="paragraph" style:parent-style-name="Table_20_Contents">
      <style:paragraph-properties fo:text-align="end" style:justify-single-word="false"/>
    </style:style>
    <style:style style:name="MT1" style:family="text"/>
    <style:style style:name="MT2" style:family="text">
      <style:text-properties fo:font-size="18pt" style:font-size-asian="18pt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.499cm" fo:margin-left="0cm" fo:margin-right="0.101cm" fo:margin-bottom="2cm" style:dynamic-spacing="false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9.999cm" fo:margin-bottom="19.2cm" fo:margin-left="9.999cm" fo:margin-right="10.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autorizaTFG" style:page-layout-name="Mpm2" style:next-style-name="blanca">
      <style:header>
        <table:table table:name="Tabla3" table:style-name="Tabla3">
          <table:table-column table:style-name="Tabla3.A"/>
          <table:table-column table:style-name="Tabla3.B"/>
          <table:table-column table:style-name="Tabla3.C"/>
          <table:table-row>
            <table:table-cell table:style-name="Tabla3.A1" office:value-type="string">
              <text:p text:style-name="Table_20_Contents"><draw:frame draw:style-name="Mfr1" draw:name="gráficos2" text:anchor-type="as-char" svg:width="1.801cm" svg:height="3cm" draw:z-index="2"><draw:image xlink:href="Pictures/10000201000003530000058A843326D3.png" xlink:type="simple" xlink:show="embed" xlink:actuate="onLoad"/></draw:frame></text:p>
            </table:table-cell>
            <table:table-cell table:style-name="Tabla3.B1" office:value-type="string">
              <text:p text:style-name="Table_20_Contents"><text:span text:style-name="UBu_5f_Universidad">Universidad de Burgos</text:span></text:p>
              <text:p text:style-name="Table_20_Contents"><text:span text:style-name="UBu_5f_Centro">Escuela Politécnica Superior</text:span></text:p>
              <text:p text:style-name="MP1"><text:span text:style-name="UBu_5f_gr"><text:span text:style-name="MT2">Gºen Ingeniería en Informática</text:span></text:span></text:p>
            </table:table-cell>
            <table:table-cell table:style-name="Tabla3.A1" office:value-type="string">
              <text:p text:style-name="MP2"><draw:frame draw:style-name="Mfr1" draw:name="gráficos1" text:anchor-type="as-char" svg:width="2.312cm" svg:height="2.999cm" draw:z-index="1"><draw:image xlink:href="Pictures/1000020100000445000005899402142F.png" xlink:type="simple" xlink:show="embed" xlink:actuate="onLoad"/></draw:frame></text:p>
            </table:table-cell>
          </table:table-row>
        </table:table>
        <text:p text:style-name="Standard"/>
      </style:header>
    </style:master-page>
    <style:master-page style:name="blanca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 P.A.</meta:initial-creator>
    <meta:creation-date>2015-05-30T11:29:35</meta:creation-date>
    <meta:generator>OpenOffice/4.1.3$Win32 OpenOffice.org_project/413m1$Build-9783</meta:generator>
    <dc:date>2018-02-09T12:36:19.17</dc:date>
    <dc:creator>Rosana Arnáiz Vicario</dc:creator>
    <meta:editing-duration>PT29M28S</meta:editing-duration>
    <meta:editing-cycles>10</meta:editing-cycles>
    <dc:title>&lt;título del TFG (plantilla)&gt;</dc:title>
    <dc:subject>Trabajo final del GºIng.Informática</dc:subject>
    <meta:document-statistic meta:table-count="1" meta:image-count="2" meta:object-count="0" meta:page-count="1" meta:paragraph-count="11" meta:word-count="84" meta:character-count="548"/>
    <meta:user-defined meta:name="FechaEntrega">&lt;junio de 2016&gt;</meta:user-defined>
    <meta:user-defined meta:name="Tutor">&lt;nombre_tutor&gt;</meta:user-defined>
  </office:meta>
</office:document-meta>
</file>